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fo:language="da" fo:country="DK"/>
    </style:style>
    <style:style style:name="P2" style:family="paragraph" style:parent-style-name="Standard">
      <style:paragraph-properties fo:line-height="115%"/>
      <style:text-properties fo:color="#ff0000" fo:language="da" fo:country="DK"/>
    </style:style>
    <style:style style:name="P3" style:family="paragraph" style:parent-style-name="Normal">
      <style:paragraph-properties fo:line-height="115%"/>
      <style:text-properties fo:language="da" fo:country="DK"/>
    </style:style>
    <style:style style:name="P4" style:family="paragraph" style:parent-style-name="Normal">
      <style:paragraph-properties fo:line-height="115%"/>
    </style:style>
    <style:style style:name="P5" style:family="paragraph" style:parent-style-name="Listeafsnit">
      <style:paragraph-properties fo:margin-top="0cm" fo:margin-bottom="0cm" fo:line-height="115%"/>
      <style:text-properties fo:language="da" fo:country="DK"/>
    </style:style>
    <style:style style:name="P6"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style:style>
    <style:style style:name="P7" style:family="paragraph" style:parent-style-name="Listeafsnit">
      <style:paragraph-properties fo:margin-left="0cm" fo:margin-right="0cm" fo:margin-top="0cm" fo:margin-bottom="0cm" fo:line-height="115%" fo:text-indent="0cm" style:auto-text-indent="false">
        <style:tab-stops/>
      </style:paragraph-properties>
    </style:style>
    <style:style style:name="P8" style:family="paragraph" style:parent-style-name="Normal">
      <style:paragraph-properties fo:line-height="115%"/>
    </style:style>
    <style:style style:name="P9" style:family="paragraph" style:parent-style-name="Listeafsnit">
      <style:paragraph-properties fo:margin-top="0cm" fo:margin-bottom="0cm" fo:line-height="115%"/>
      <style:text-properties fo:language="da" fo:country="DK"/>
    </style:style>
    <style:style style:name="P10" style:family="paragraph" style:parent-style-name="Listeafsnit" style:list-style-name="L2">
      <style:paragraph-properties fo:margin-top="0cm" fo:margin-bottom="0cm" fo:line-height="115%"/>
      <style:text-properties fo:language="da" fo:country="DK"/>
    </style:style>
    <style:style style:name="P11" style:family="paragraph" style:parent-style-name="Listeafsnit" style:list-style-name="L5">
      <style:paragraph-properties fo:margin-top="0cm" fo:margin-bottom="0cm" fo:line-height="115%"/>
      <style:text-properties fo:language="da" fo:country="DK"/>
    </style:style>
    <style:style style:name="P12" style:family="paragraph" style:parent-style-name="Listeafsnit" style:list-style-name="L5">
      <style:paragraph-properties fo:margin-top="0cm" fo:margin-bottom="0cm" fo:line-height="115%"/>
      <style:text-properties fo:language="da" fo:country="DK" fo:font-weight="bold" style:font-weight-asian="bold" style:font-weight-complex="bold"/>
    </style:style>
    <style:style style:name="P13" style:family="paragraph" style:parent-style-name="Listeafsnit" style:list-style-name="L2">
      <style:paragraph-properties fo:margin-left="0cm" fo:margin-right="0cm" fo:margin-top="0cm" fo:margin-bottom="0cm" fo:line-height="115%" fo:text-indent="0cm" style:auto-text-indent="false"/>
      <style:text-properties fo:language="da" fo:country="DK"/>
    </style:style>
    <style:style style:name="P14"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style:style>
    <style:style style:name="P15" style:family="paragraph" style:parent-style-name="Listeafsnit">
      <style:paragraph-properties fo:margin-left="0cm" fo:margin-right="0cm" fo:margin-top="0cm" fo:margin-bottom="0cm" fo:line-height="115%" fo:text-indent="0cm" style:auto-text-indent="false"/>
      <style:text-properties fo:language="da" fo:country="DK" fo:font-weight="bold" style:font-weight-asian="bold" style:font-weight-complex="bold"/>
    </style:style>
    <style:style style:name="P16" style:family="paragraph" style:parent-style-name="Listeafsnit">
      <style:paragraph-properties fo:margin-left="0cm" fo:margin-right="0cm" fo:margin-top="0cm" fo:margin-bottom="0cm" fo:line-height="115%" fo:text-indent="0cm" style:auto-text-indent="false">
        <style:tab-stops/>
      </style:paragraph-properties>
      <style:text-properties fo:font-size="13pt" fo:language="da" fo:country="DK" fo:font-weight="bold" style:font-size-asian="13pt" style:font-weight-asian="bold" style:font-size-complex="13pt" style:font-weight-complex="bold"/>
    </style:style>
    <style:style style:name="P17" style:family="paragraph" style:parent-style-name="Listeafsnit">
      <style:paragraph-properties fo:margin-left="0cm" fo:margin-right="0cm" fo:margin-top="0cm" fo:margin-bottom="0cm" fo:line-height="115%" fo:text-indent="0cm" style:auto-text-indent="false">
        <style:tab-stops/>
      </style:paragraph-properties>
      <style:text-properties fo:font-size="13pt" fo:language="da" fo:country="DK" fo:font-weight="bold" style:font-size-asian="13pt" style:font-weight-asian="bold" style:font-size-complex="13pt"/>
    </style:style>
    <style:style style:name="P18" style:family="paragraph" style:parent-style-name="Standard" style:master-page-name="MP0">
      <style:paragraph-properties style:page-number="auto" fo:break-before="page"/>
      <style:text-properties fo:font-weight="bold" style:font-weight-asian="bold" style:font-weight-complex="bold"/>
    </style:style>
    <style:style style:name="P19" style:family="paragraph" style:parent-style-name="Standard" style:list-style-name="L1">
      <style:paragraph-properties fo:line-height="115%"/>
    </style:style>
    <style:style style:name="P20" style:family="paragraph" style:parent-style-name="Standard" style:list-style-name="L1">
      <style:paragraph-properties fo:line-height="115%"/>
      <style:text-properties fo:language="da" fo:country="DK"/>
    </style:style>
    <style:style style:name="P21" style:family="paragraph" style:parent-style-name="Standard" style:list-style-name="L1">
      <style:paragraph-properties fo:line-height="115%"/>
      <style:text-properties fo:color="#ff0000" fo:language="da" fo:country="DK"/>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da" fo:country="DK"/>
    </style:style>
    <style:style style:name="T2" style:family="text">
      <style:text-properties fo:language="da" fo:country="DK"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use-window-font-color="true" style:text-outline="false" style:text-line-through-style="none" style:text-position="0% 100%" style:font-name="Segoe UI" fo:font-size="10pt" fo:letter-spacing="normal" fo:language="da" fo:country="DK"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irksomhedsanalyse</text:p>
      <text:p text:style-name="Standard"/>
      <text:p text:style-name="Standard">Skal indeholde følgende:</text:p>
      <text:list xml:id="list4115820651601644952" text:style-name="L1">
        <text:list-item>
          <text:p text:style-name="P19">Organisatorisk beskrivelse</text:p>
        </text:list-item>
      </text:list>
      <text:p text:style-name="P1"/>
      <text:list xml:id="list36276596" text:continue-numbering="true" text:style-name="L1">
        <text:list-item>
          <text:list>
            <text:list-item>
              <text:list>
                <text:list-item>
                  <text:p text:style-name="P20">Overveje hvor meget decentralisering af beslutningsrettigheder systemet kan medføre – kan dommere nu være behjælpelige med eksempelvis at flytte kampe og håndtere klager over rødt kort, eller skal ting som disse stadig ske hos turneringsledelsen?</text:p>
                </text:list-item>
              </text:list>
            </text:list-item>
          </text:list>
        </text:list-item>
      </text:list>
      <text:p text:style-name="P1"/>
      <text:list xml:id="list36286088" text:continue-numbering="true" text:style-name="L1">
        <text:list-item>
          <text:list>
            <text:list-item>
              <text:list>
                <text:list-item>
                  <text:p text:style-name="P19">Vurdere de organisatoriske fordele og ulemper ved det digitale system</text:p>
                </text:list-item>
              </text:list>
            </text:list-item>
          </text:list>
        </text:list-item>
      </text:list>
      <text:p text:style-name="P1"/>
      <text:list xml:id="list36291248" text:continue-numbering="true" text:style-name="L1">
        <text:list-item>
          <text:list>
            <text:list-item>
              <text:list>
                <text:list-item>
                  <text:p text:style-name="P21">Analysere personlighedstræk for systemkøber og/eller systembruger (See, Hear, Say &amp; Do, Think &amp; Feel, Pain, Gain)</text:p>
                </text:list-item>
              </text:list>
            </text:list-item>
          </text:list>
        </text:list-item>
      </text:list>
      <text:p text:style-name="P2"/>
      <text:list xml:id="list36282619" text:continue-numbering="true" text:style-name="L1">
        <text:list-item>
          <text:list>
            <text:list-item>
              <text:list>
                <text:list-item>
                  <text:p text:style-name="P21">Udfordre den efterspurgte it-løsning og forretningsmodel – hvad hvis forretningsmodellen blev grebet anderledes an? (Kan vi gøre det på en anderledes måde end nuværende – argumenter)</text:p>
                </text:list-item>
              </text:list>
            </text:list-item>
          </text:list>
        </text:list-item>
      </text:list>
      <text:p text:style-name="P3"/>
      <text:p text:style-name="P5"/>
      <text:p text:style-name="P17">Organisatorisk beskrivelse</text:p>
      <text:p text:style-name="P6"/>
      <text:p text:style-name="P6">Sjællands Boldspil-Union (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p>
      <text:p text:style-name="P6">Derfor at SBU nu bedt os om at komme med et bud på et system de kan benytte sig af, for at kunne holde bedre styr på alle de oplysninger og informationer der skal registeres igennem sæsonerne samt at kunne gemme disse oplysninger til fremtidige statistikker. </text:p>
      <text:p text:style-name="P6"/>
      <text:p text:style-name="P6"/>
      <text:p text:style-name="P16">Fordele og ulemper ved digitalt system</text:p>
      <text:p text:style-name="P6">Når der skal ske en omvæltning af denne kaliber, er vi nød til at kigge på de fordele og ulemper der kan opstå ved en digitalisering, og derudfra at kunne bedømme hvorvidt der er behov eller mulighed for det. </text:p>
      <text:p text:style-name="P6"/>
      <text:p text:style-name="P7"><text:span text:style-name="Standardskrifttype_20_i_20_afsnit"><text:span text:style-name="T2">Fordele ved digitalt system</text:span></text:span></text:p>
      <text:list xml:id="list4813932006260365023" text:style-name="L2">
        <text:list-item>
          <text:p text:style-name="P10"><text:span text:style-name="T3">Tidsbesparende</text:span>: I vores problemstilling har vi fået oplyst at unionen er 100 år gammel, og kun at de seneste 15 år har unionen benyttet sig af at udgive ligatallene elektronisk. Derudfra kan vi konkludere at de resterende 85 år, har unionen benyttet sig af pen og papir. Så vores tidsbesparing kan opnåes ved at der bliver fremstillet et program hvori man både kan uploade og finde data om den valgte klub, spiller, dommer og kamp osv. samt finde en oversigt over de nævne dataer. </text:p>
          <text:p text:style-name="P10"/>
        </text:list-item>
        <text:list-item>
          <text:p text:style-name="P10"><office:annotation office:name="__Annotation__84_1237515166"><dc:creator>Stine Knarkegaard Andersen</dc:creator><dc:date>2014-11-11T13:18:17.27</dc:date><text:p text:style-name="P22"><text:span text:style-name="T8">Henvis til Usecase (oversigt)</text:span></text:p></office:annotation><text:span text:style-name="T3">Overblik</text:span>:<office:annotation-end office:name="__Annotation__84_1237515166"/> Ved at vi får et program implementeret til unionen kan vi skabe et bedre og nemmere overblik ved at give muligheden for at se en oversigt over diverse <text:soft-page-break/>kampe, spillere og kampe osv. </text:p>
          <text:p text:style-name="P10"/>
        </text:list-item>
        <text:list-item>
          <text:p text:style-name="P10"><text:span text:style-name="T3">Adgang til informationerne</text:span>: I programmet til unionen vil der være mulighed for at finde informationer om kampe, spillere, klubber, trænere samt dommere. Dommerne skal kunne registrere hændelser der sker i en kamp – men andet udover skal gå igennem turneringsledelsen ved fx ændringer i kampe og andre oplysninger. </text:p>
          <text:p text:style-name="P10">For at sikre at disse informationer ikke bliver tilgængelige for andre end turneringsledelsen, vil vi implementere login i programmet. Dette gør at det kun er udvalgte, i dette tilfælde turneringsledelsen, der kan få adgang til informationerne og programmet. </text:p>
          <text:p text:style-name="P13"/>
        </text:list-item>
        <text:list-item>
          <text:p text:style-name="P10"><text:span text:style-name="T3">Informationer går ikke så tit tabt</text:span>: Når unionen går fra papir og pen til programmet er det tale om informations tab i en lille grad– der kan informationstab forekomme ved brug af EDB, men kun i det omfang at der er ikke forståelse imellem bruger og program. Sandsynligheden for informationstab er lille ved brug af programmet hvis man sammenligner med den tidligere metode – da alt nu ville ligge på en PC/MAC. </text:p>
          <text:p text:style-name="P10"/>
        </text:list-item>
        <text:list-item>
          <text:p text:style-name="P10"><text:span text:style-name="T3">Sparer lagerplads</text:span>: Når unionen går fra papir og pen, vil de markant mærke en ændring i pladsmængden. Nu skal de ikke bekymre sig om lagerplads eller kontor plads til at opbevarer flere års papirer om diverse kampe, samt papir på klubberne, spillerne, trænerne osv. </text:p>
        </text:list-item>
      </text:list>
      <text:p text:style-name="P5"/>
      <text:p text:style-name="P15">Ulemper ved digitalt system:</text:p>
      <text:list xml:id="list8209903361219333483" text:style-name="L5">
        <text:list-item>
          <text:p text:style-name="P11"><text:span text:style-name="T3">Yderligere elektronisk udstyr: </text:span><text:span text:style-name="T4">Når vi skal have implementere et program, kan det desværre altid gøres uden at skulle skaffe evt. andet udstyr – og fordi at vi her både skal have lagerplads til at kunne gemme de oplysninger der oprettes samt skal vi have kommunikation imellem pc'erne der benytter sig af dette program. Det er ikke et krav at programmet skal på flere pc'er, men hvis dette er løsningen eller ønsket, skal vi have implementeret muligheden for kommunikation. På denne måde kan ingen data gå tabt, eller misforståelser opnås. </text:span></text:p>
          <text:p text:style-name="P11"><text:span text:style-name="T4"/></text:p>
        </text:list-item>
        <text:list-item>
          <text:p text:style-name="P12">System vedligehold: <text:span text:style-name="T4">Når vi arbejder eller benytter programmer eller systemer, er det vigtigt at disse bliver holdt opdateret. Dette kan være en ulempe da der er varierende EDB forståelse i turneringsledelsen som skal benytte sig af dette program. </text:span></text:p>
          <text:p text:style-name="P12"><text:span text:style-name="T4"/></text:p>
        </text:list-item>
        <text:list-item>
          <text:p text:style-name="P12">Systemfejl:<text:span text:style-name="T4"> En anden ulempe med systemet kan være at der vil være nogle systemfejl, men disse kan dog for det meste undgås. Det kræver en del tests fra udviklernes side af, samt en grundig gennemgang af systemet, eller evt. undervise i hvordan man skal omgå sig i systemet.</text:span></text:p>
          <text:p text:style-name="P12"><text:span text:style-name="T4">Systemet vil også få implementeret en del hjælp – dvs. forståelige fejlbeskeder, som kan variere fra ”forkert indtastet” til ”kontakt udvikler”. '</text:span></text:p>
          <text:p text:style-name="P12"><text:span text:style-name="T4"/></text:p>
        </text:list-item>
        <text:list-item>
          <text:p text:style-name="P12">Sikkerheden: <text:span text:style-name="T4">Ved alle systemer er der sikkerhedsrisici. Der er både tale om misbrug af informationer samt hacking – og man kan sikre sig til en hvis grad. Misbrug kan vi sikre dem imod ved at få implementeret et login, så det kræver et brugerspecifikt </text:span><text:soft-page-break/><text:span text:style-name="T4">login for at få adgang til systemet. Dette login kan og skal kun bruges af dommere samt turneringsledelsen – men disse skal have forskellige adgange – som beskevet i ”</text:span><text:span text:style-name="T5">adgang til informationer”</text:span><text:span text:style-name="T7"> i afsnittet </text:span><text:span text:style-name="T6">Fordele</text:span><text:span text:style-name="T7">.</text:span></text:p>
          <text:p text:style-name="P12"><text:span text:style-name="T7"/></text:p>
        </text:list-item>
        <text:list-item>
          <text:p text:style-name="P12"><text:span text:style-name="T7">”</text:span><text:span text:style-name="T6">Kend dit system”: </text:span><text:span text:style-name="T7">Når man går fra pen og papir til et program skal man omstille sig mental. Vi vil derudfra gerne kunne eliminere evt. spørgsmål eller tvivl ved denne omstilling ved at <text:s/>undervise i det færdige program. </text:span></text:p>
        </text:list-item>
      </text:list>
      <text:p text:style-name="P4"><text:span text:style-name="Standardskrifttype_20_i_20_afsnit"><text:span text:style-name="T2"/></text:span></text:p>
      <text:p text:style-name="P4"><text:span text:style-name="Standardskrifttype_20_i_20_afsnit"><text:span text:style-name="T2">Overvejelse om decentralisering</text:span></text:span></text:p>
      <text:p text:style-name="P4"><text:span text:style-name="Standardskrifttype_20_i_20_afsnit"><text:span text:style-name="T1">Beslutninger om den overordnede spilleplan centraliseres hos turneringsledelsen, mens beslutninger vedrørende en individuel kamp kan decentraliseres til dommerne. Flytning af kampe vedrører spilleplanen.</text:span></text:span></text:p>
      <text:p text:style-name="P4"><text:span text:style-name="Standardskrifttype_20_i_20_afsnit"><text:span text:style-name="T1"/></text:span></text:p>
      <text:list xml:id="list36275972" text:continue-list="list4813932006260365023" text:style-name="L2">
        <text:list-header>
          <text:p text:style-name="P13"><text:span text:style-name="Standardskrifttype_20_i_20_afsnit"><text:span text:style-name="T2"/></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Opstilling"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eafsnit" style:family="paragraph" style:parent-style-name="Standard">
      <style:paragraph-properties fo:margin="100%" fo:margin-left="1.27cm" fo:margin-right="0cm" fo:margin-top="0cm" fo:margin-bottom="0.212cm" fo:hyphenation-ladder-count="no-limit" fo:text-indent="0cm" style:auto-text-indent="false">
        <style:tab-stops/>
      </style:paragraph-properties>
      <style:text-properties style:font-name-asian="Calibri" style:font-size-complex="11pt" fo:hyphenate="false" fo:hyphenation-remain-char-count="0" fo:hyphenation-push-char-count="0"/>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Symbol"/>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Stine Knarkegaard Andersen</meta:initial-creator>
    <dc:creator>Stine Knarkegaard Andersen</dc:creator>
    <meta:creation-date>2014-11-07T13:17:00Z</meta:creation-date>
    <dc:date>2014-11-12T16:13:48.28</dc:date>
    <meta:editing-cycles>26</meta:editing-cycles>
    <meta:editing-duration>PT4H8M12S</meta:editing-duration>
    <meta:document-statistic meta:table-count="0" meta:image-count="0" meta:object-count="0" meta:page-count="3" meta:paragraph-count="28" meta:word-count="937" meta:character-count="5751"/>
    <meta:template xlink:type="simple" xlink:actuate="onRequest" xlink:title="" xlink:href="../Eksamensprojekt/Fodboldturnering/Virksomhedsanalyse.odt/Normal.dotm"/>
  </office:meta>
</office:document-meta>
</file>